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992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7327in"/>
    </style:style>
    <style:style style:name="co6" style:family="table-column">
      <style:table-column-properties fo:break-before="auto" style:column-width="2.7654in"/>
    </style:style>
    <style:style style:name="co7" style:family="table-column">
      <style:table-column-properties fo:break-before="auto" style:column-width="2.1543in"/>
    </style:style>
    <style:style style:name="co9" style:family="table-column">
      <style:table-column-properties fo:break-before="auto" style:column-width="3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ext-properties style:font-name="DejaVu Sans Mono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4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Inteval</text:p>
          </table:table-cell>
          <table:table-cell table:style-name="ce3" office:value-type="string">
            <text:p>Line 1</text:p>
          </table:table-cell>
          <table:table-cell table:style-name="ce3" office:value-type="string">
            <text:p>Line 2</text:p>
          </table:table-cell>
          <table:table-cell table:style-name="ce5" office:value-type="string">
            <text:p>Surround mode</text:p>
          </table:table-cell>
          <table:table-cell table:style-name="ce5" office:value-type="string">
            <text:p>Speaker setup</text:p>
          </table:table-cell>
          <table:table-cell table:style-name="ce5" office:value-type="string">
            <text:p>Source</text:p>
          </table:table-cell>
          <table:table-cell table:style-name="ce3" office:value-type="string">
            <text:p>Binary data</text:p>
          </table:table-cell>
          <table:table-cell table:style-name="ce5" table:number-columns-repeated="1016"/>
        </table:table-row>
        <table:table-row table:style-name="ro1">
          <table:table-cell office:value-type="float" office:value="0.022017">
            <text:p>0.02</text:p>
          </table:table-cell>
          <table:table-cell table:number-columns-repeated="5"/>
          <table:table-cell office:value-type="string">
            <text:p>00 00 00 00 00 00 00 00 00 00 00 00 00 00</text:p>
          </table:table-cell>
          <table:table-cell table:number-columns-repeated="1016"/>
        </table:table-row>
        <table:table-row table:style-name="ro1">
          <table:table-cell office:value-type="float" office:value="0.600686">
            <text:p>0.60</text:p>
          </table:table-cell>
          <table:table-cell office:value-type="string">
            <text:p>HTPC <text:s text:c="9"/></text:p>
          </table:table-cell>
          <table:table-cell office:value-type="string">
            <text:p><text:s text:c="2"/>VOL -35dB <text:s text:c="2"/></text:p>
          </table:table-cell>
          <table:table-cell office:value-type="string">
            <text:p>D(] DIGITAL EX, D(] PRO LOGIC II, D(] HEADPHONE, D(] VIRTUAL, dts ES, L7 LOGIC 7, VMax, DSP, 57CH.STEREO, SURR. OFF</text:p>
          </table:table-cell>
          <table:table-cell office:value-type="string">
            <text:p>[[L]], [[C]], [[R]], [LFE], [[SL]], [[SR]], [[SBL]], [[SBR]]</text:p>
          </table:table-cell>
          <table:table-cell office:value-type="string">
            <text:p>VID1, VID2, VID3, VID4, DVD, CD, FMAM, TAPE, 6CH, 8CH</text:p>
          </table:table-cell>
          <table:table-cell office:value-type="string">
            <text:p>fc 3c ff ff ff ff ff ff f3 ff e6 7f ff ff</text:p>
          </table:table-cell>
          <table:table-cell table:number-columns-repeated="1016"/>
        </table:table-row>
        <table:table-row table:style-name="ro1">
          <table:table-cell office:value-type="float" office:value="2.542863">
            <text:p>2.54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 ]], [[ ]], [[ ]], [ ], [[ ]], [[ ]]</text:p>
          </table:table-cell>
          <table:table-cell office:value-type="string">
            <text:p>VID1</text:p>
          </table:table-cell>
          <table:table-cell office:value-type="string">
            <text:p>1c 00 00 00 dd db 7a 00 c0 00 00 00 00 00</text:p>
          </table:table-cell>
          <table:table-cell table:number-columns-repeated="1016"/>
        </table:table-row>
        <table:table-row table:style-name="ro1">
          <table:table-cell office:value-type="float" office:value="0.400463">
            <text:p>0.40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/>
          <table:table-cell office:value-type="string">
            <text:p>1c 00 00 00 fd fb 7a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DVD <text:s text:c="2"/>/COAX 1</text:p>
          </table:table-cell>
          <table:table-cell table:style-name="Default" office:value-type="string">
            <text:p>DOLBY DIGITAL </text:p>
          </table:table-cell>
          <table:table-cell office:value-type="string">
            <text:p>D(] DIGITAL</text:p>
          </table:table-cell>
          <table:table-cell office:value-type="string">
            <text:p>[[L]], [[ ]], [[R]], [ ], [[ ]], [[ ]]</text:p>
          </table:table-cell>
          <table:table-cell office:value-type="string">
            <text:p>DVD</text:p>
          </table:table-cell>
          <table:table-cell office:value-type="string">
            <text:p>c0 00 00 00 fd fb 7a 00 3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CD</text:p>
          </table:table-cell>
          <table:table-cell office:value-type="string">
            <text:p>00 00 01 86 f0 f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 ]], <text:s text:c="2"/>, [[ ]]. [ ]</text:p>
          </table:table-cell>
          <table:table-cell office:value-type="string">
            <text:p>CD</text:p>
          </table:table-cell>
          <table:table-cell office:value-type="string">
            <text:p>00 00 01 86 d0 d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TAPE <text:s/>/ANALOG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TAPE</text:p>
          </table:table-cell>
          <table:table-cell office:value-type="string">
            <text:p>00 00 18 00 f4 fb 7a 00 00 00 6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6 CH DIRECT <text:s text:c="2"/></text:p>
          </table:table-cell>
          <table:table-cell office:value-type="string">
            <text:p><text:s text:c="14"/></text:p>
          </table:table-cell>
          <table:table-cell/>
          <table:table-cell office:value-type="string">
            <text:p>[[L]], [[C]], [[R]], [LFE], [[SL]], [[SR]]</text:p>
          </table:table-cell>
          <table:table-cell office:value-type="string">
            <text:p>6CH</text:p>
          </table:table-cell>
          <table:table-cell office:value-type="string">
            <text:p>00 00 00 00 ff ff fe 00 00 00 06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2</text:p>
          </table:table-cell>
          <table:table-cell office:value-type="string">
            <text:p>1c 00 00 00 fd fb 7a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3</text:p>
          </table:table-cell>
          <table:table-cell office:value-type="string">
            <text:p>1c 00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TV <text:s text:c="10"/>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VID4</text:p>
          </table:table-cell>
          <table:table-cell office:value-type="string">
            <text:p>00 00 18 00 f4 fb 7a 00 00 01 8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c 0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, [[ ]], [[ ]]</text:p>
          </table:table-cell>
          <table:table-cell office:value-type="string">
            <text:p>VID3</text:p>
          </table:table-cell>
          <table:table-cell office:value-type="string">
            <text:p>00 0c 00 00 f0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c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1 8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0 0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5 CH STEREO </text:p>
          </table:table-cell>
          <table:table-cell office:value-type="string">
            <text:p>DSP, 5 CH.STEREO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01 e8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5CH CINE</text:p>
          </table:table-cell>
          <table:table-cell office:value-type="string">
            <text:p>dts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c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3CH CINE</text:p>
          </table:table-cell>
          <table:table-cell office:value-type="string">
            <text:p>dts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0 c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FRONT <text:s/>SMALL </text:p>
          </table:table-cell>
          <table:table-cell office:value-type="string">
            <text:p>D(] PRO LOGIC II</text:p>
          </table:table-cell>
          <table:table-cell office:value-type="string">
            <text:p>[L], [[ ]], [R]. [ ], [[ ]], [[ ]]</text:p>
          </table:table-cell>
          <table:table-cell office:value-type="string">
            <text:p>VID3</text:p>
          </table:table-cell>
          <table:table-cell office:value-type="string">
            <text:p>1c 00 00 00 6d 6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3"/>SUB NONE <text:s text:c="2"/></text:p>
          </table:table-cell>
          <table:table-cell office:value-type="string">
            <text:p>D(] PRO LOGIC II</text:p>
          </table:table-cell>
          <table:table-cell office:value-type="string">
            <text:p>[[L]], [[ ]], [[R]], <text:s text:c="2"/>, [[ ]], [[ ]]</text:p>
          </table:table-cell>
          <table:table-cell office:value-type="string">
            <text:p>VID3</text:p>
          </table:table-cell>
          <table:table-cell office:value-type="string">
            <text:p>1c 00 00 00 fd f3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SMALL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 ], [ ]</text:p>
          </table:table-cell>
          <table:table-cell office:value-type="string">
            <text:p>VID3</text:p>
          </table:table-cell>
          <table:table-cell office:value-type="string">
            <text:p>1c 00 00 00 fd fb 7a 84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LARGE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[ ]], [[ ]]</text:p>
          </table:table-cell>
          <table:table-cell office:value-type="string">
            <text:p>VID3</text:p>
          </table:table-cell>
          <table:table-cell office:value-type="string">
            <text:p>1c 00 00 00 fd fb 7b ad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8 CH DIRECT <text:s text:c="2"/></text:p>
          </table:table-cell>
          <table:table-cell table:number-columns-repeated="2"/>
          <table:table-cell office:value-type="string">
            <text:p>[[L]], [[C]], [[R]], [LFE], [[SL]], [[SR]], [[SBL]], [[SBR]]</text:p>
          </table:table-cell>
          <table:table-cell office:value-type="string">
            <text:p>8CH</text:p>
          </table:table-cell>
          <table:table-cell office:value-type="string">
            <text:p>00 00 00 00 ff ff ff ef 00 00 00 6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SMALL </text:p>
          </table:table-cell>
          <table:table-cell office:value-type="string">
            <text:p>D(] PRO LOGIC II</text:p>
          </table:table-cell>
          <table:table-cell office:value-type="string">
            <text:p>[[L]], [[ ]], [[R]]. [ ], [ ], [ ]</text:p>
          </table:table-cell>
          <table:table-cell office:value-type="string">
            <text:p>VID2</text:p>
          </table:table-cell>
          <table:table-cell office:value-type="string">
            <text:p>1c 00 00 00 fd f9 28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NONE <text:s/></text:p>
          </table:table-cell>
          <table:table-cell office:value-type="string">
            <text:p>D(] PRO LOGIC II</text:p>
          </table:table-cell>
          <table:table-cell office:value-type="string">
            <text:p>[[L]], [[ ]], [[R]]. [ ]</text:p>
          </table:table-cell>
          <table:table-cell office:value-type="string">
            <text:p>VID2</text:p>
          </table:table-cell>
          <table:table-cell office:value-type="string">
            <text:p>1c 00 00 00 fd f8 20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M 88.70MHz 01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FM</text:p>
          </table:table-cell>
          <table:table-cell office:value-type="string">
            <text:p>00 00 01 86 f0 f8 20 00 00 0c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M <text:s/>1179kHz <text:s text:c="2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AM</text:p>
          </table:table-cell>
          <table:table-cell office:value-type="string">
            <text:p>00 00 01 86 f0 f8 20 00 00 0a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TPC <text:s text:c="9"/></text:p>
          </table:table-cell>
          <table:table-cell office:value-type="string">
            <text:p><text:s text:c="3"/>DOLBY PL <text:s text:c="2"/></text:p>
          </table:table-cell>
          <table:table-cell office:value-type="string">
            <text:p>D(] PRO LOGIC</text:p>
          </table:table-cell>
          <table:table-cell office:value-type="string">
            <text:p>[[L]], [[ ]], [[R]]. [ ], [[ ]], [[ ]]</text:p>
          </table:table-cell>
          <table:table-cell office:value-type="string">
            <text:p>VID1</text:p>
          </table:table-cell>
          <table:table-cell office:value-type="string">
            <text:p>18 00 00 00 fd fb 7a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/>THEATER 5CH <text:s/></text:p>
          </table:table-cell>
          <table:table-cell office:value-type="string">
            <text:p>DSP</text:p>
          </table:table-cell>
          <table:table-cell office:value-type="string">
            <text:p>[[L]], [[ ]], [[R]]. [ ], [[ ]], [[ ]]</text:p>
          </table:table-cell>
          <table:table-cell office:value-type="string">
            <text:p>VID2</text:p>
          </table:table-cell>
          <table:table-cell office:value-type="string">
            <text:p>00 00 01 80 fd fb 7a 00 03 00 00 00 00 00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3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29:41</meta:creation-date>
    <dc:date>2012-01-29T13:53:24</dc:date>
    <meta:editing-duration>P1DT5H8M45S</meta:editing-duration>
    <meta:editing-cycles>17</meta:editing-cycles>
    <meta:generator>LibreOffice/3.4$Unix LibreOffice_project/340m1$Build-502</meta:generator>
    <meta:document-statistic meta:table-count="3" meta:cell-count="200" meta:object-count="0"/>
  </office:meta>
</office:document-meta>
</file>